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Comic Sans MS" svg:font-family="'Comic Sans MS'" style:font-family-generic="script"/>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6.986cm" table:align="left"/>
    </style:style>
    <style:style style:name="Tabla1.A" style:family="table-column">
      <style:table-column-properties style:column-width="3.267cm"/>
    </style:style>
    <style:style style:name="Tabla1.B" style:family="table-column">
      <style:table-column-properties style:column-width="7.742cm"/>
    </style:style>
    <style:style style:name="Tabla1.C" style:family="table-column">
      <style:table-column-properties style:column-width="5.978cm"/>
    </style:style>
    <style:style style:name="Tabla1.A1" style:family="table-cell">
      <style:table-cell-properties fo:padding="0.097cm" fo:border-left="0.002cm solid #000000" fo:border-right="none" fo:border-top="0.002cm solid #000000" fo:border-bottom="0.002cm solid #000000"/>
    </style:style>
    <style:style style:name="Tabla1.C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Calibri"/>
    </style:style>
    <style:style style:name="P2" style:family="paragraph" style:parent-style-name="Table_20_Contents">
      <style:text-properties style:font-name="Calibri"/>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style:font-name="Calibri"/>
    </style:style>
    <style:style style:name="P5" style:family="paragraph" style:parent-style-name="Standard">
      <style:paragraph-properties fo:margin-left="2.501cm" fo:margin-right="0cm" fo:text-indent="0cm" style:auto-text-indent="false"/>
      <style:text-properties style:font-name="Calibri"/>
    </style:style>
    <style:style style:name="P6" style:family="paragraph" style:parent-style-name="Standard">
      <style:paragraph-properties fo:margin-left="2.501cm" fo:margin-right="0cm" fo:margin-top="0cm" fo:margin-bottom="0cm" style:line-height-at-least="0.353cm" fo:text-align="start" style:justify-single-word="false" fo:text-indent="0cm" style:auto-text-indent="false" style:text-autospace="none" style:writing-mode="lr-tb"/>
      <style:text-properties fo:color="#000000" style:text-outline="false" style:text-line-through-style="none" style:font-name="Calibri" fo:font-size="12pt" fo:letter-spacing="normal" fo:font-style="normal" fo:text-shadow="none" style:text-underline-style="none" fo:font-weight="normal" style:letter-kerning="true" style:font-name-asian="Comic Sans MS" style:font-size-asian="12pt" style:font-style-asian="normal" style:font-weight-asian="normal" style:font-name-complex="Comic Sans MS" style:font-size-complex="12pt" style:font-style-complex="normal" style:font-weight-complex="normal" style:text-emphasize="none" style:text-overline-style="none" style:text-overline-color="font-color"/>
    </style:style>
    <style:style style:name="P7" style:family="paragraph" style:parent-style-name="Standard">
      <style:paragraph-properties fo:margin-left="2.501cm" fo:margin-right="0cm" fo:margin-top="0cm" fo:margin-bottom="0cm" style:line-height-at-least="0.353cm" fo:text-align="start" style:justify-single-word="false" fo:text-indent="0cm" style:auto-text-indent="false" style:text-autospace="none" style:writing-mode="lr-tb"/>
      <style:text-properties style:use-window-font-color="true" style:text-outline="false" style:text-line-through-style="none" style:font-name="Calibri" fo:font-size="12pt" fo:font-style="normal" fo:text-shadow="none" style:text-underline-style="none" fo:font-weight="normal" style:letter-kerning="true"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8" style:family="paragraph" style:parent-style-name="Standard">
      <style:paragraph-properties fo:margin-left="3.752cm" fo:margin-right="0cm" fo:text-indent="0cm" style:auto-text-indent="false"/>
      <style:text-properties style:font-name="Calibri"/>
    </style:style>
    <style:style style:name="P9" style:family="paragraph" style:parent-style-name="Standard">
      <style:text-properties style:font-name="Calibri"/>
    </style:style>
    <style:style style:name="P10" style:family="paragraph" style:parent-style-name="Standard" style:list-style-name="L1">
      <style:text-properties style:font-name="Calibri"/>
    </style:style>
    <style:style style:name="P11" style:family="paragraph" style:parent-style-name="Standard" style:list-style-name="L2">
      <style:text-properties style:font-name="Calibri"/>
    </style:style>
    <style:style style:name="P12" style:family="paragraph" style:parent-style-name="Standard" style:list-style-name="L3">
      <style:text-properties style:font-name="Calibri"/>
    </style:style>
    <style:style style:name="P13" style:family="paragraph" style:parent-style-name="Standard" style:list-style-name="L4">
      <style:text-properties style:font-name="Calibri"/>
    </style:style>
    <style:style style:name="P14" style:family="paragraph" style:parent-style-name="Standard" style:list-style-name="L5">
      <style:text-properties style:font-name="Calibri"/>
    </style:style>
    <style:style style:name="P15" style:family="paragraph" style:parent-style-name="Standard" style:list-style-name="L6">
      <style:text-properties style:font-name="Calibri"/>
    </style:style>
    <style:style style:name="P16" style:family="paragraph" style:parent-style-name="Standard" style:list-style-name="L7">
      <style:text-properties style:font-name="Calibri"/>
    </style:style>
    <style:style style:name="P17" style:family="paragraph" style:parent-style-name="Standard" style:list-style-name="L8">
      <style:text-properties style:font-name="Calibri"/>
    </style:style>
    <style:style style:name="P18" style:family="paragraph" style:parent-style-name="Standard" style:list-style-name="L9">
      <style:text-properties style:font-name="Calibri"/>
    </style:style>
    <style:style style:name="P19" style:family="paragraph" style:parent-style-name="Standard" style:list-style-name="L10">
      <style:text-properties style:font-name="Calibri"/>
    </style:style>
    <style:style style:name="P20" style:family="paragraph" style:parent-style-name="Standard" style:list-style-name="L11">
      <style:text-properties style:font-name="Calibri"/>
    </style:style>
    <style:style style:name="P21" style:family="paragraph" style:parent-style-name="Standard" style:list-style-name="L12">
      <style:text-properties style:font-name="Calibri"/>
    </style:style>
    <style:style style:name="P22" style:family="paragraph" style:parent-style-name="Standard" style:list-style-name="L13">
      <style:text-properties style:font-name="Calibri"/>
    </style:style>
    <style:style style:name="P23" style:family="paragraph" style:parent-style-name="Standard" style:list-style-name="L14">
      <style:text-properties style:font-name="Calibri"/>
    </style:style>
    <style:style style:name="P24" style:family="paragraph" style:parent-style-name="Standard" style:list-style-name="L15">
      <style:text-properties style:font-name="Calibri"/>
    </style:style>
    <style:style style:name="P25" style:family="paragraph" style:parent-style-name="Standard" style:list-style-name="L16">
      <style:text-properties style:font-name="Calibri"/>
    </style:style>
    <style:style style:name="P26" style:family="paragraph" style:parent-style-name="Standard" style:list-style-name="L15"/>
    <style:style style:name="P27" style:family="paragraph" style:parent-style-name="Standard">
      <style:paragraph-properties fo:margin-left="2.501cm" fo:margin-right="0cm" fo:text-indent="0cm" style:auto-text-indent="false"/>
      <style:text-properties style:font-name="Calibri"/>
    </style:style>
    <style:style style:name="P28" style:family="paragraph" style:parent-style-name="Standard">
      <style:paragraph-properties fo:margin-left="0cm" fo:margin-right="0cm" fo:text-indent="0cm" style:auto-text-indent="false"/>
      <style:text-properties style:font-name="Calibri"/>
    </style:style>
    <style:style style:name="P29" style:family="paragraph" style:parent-style-name="Standard" style:list-style-name="L16">
      <style:paragraph-properties fo:margin-left="0cm" fo:margin-right="0cm" fo:text-indent="0cm" style:auto-text-indent="false"/>
      <style:text-properties fo:color="#000000" style:text-outline="false" style:text-line-through-style="none" style:font-name="Calibri" fo:font-size="12pt" fo:letter-spacing="normal" fo:font-style="normal" fo:text-shadow="none" style:text-underline-style="none" fo:font-weight="normal" style:letter-kerning="true" style:font-name-asian="Comic Sans MS" style:font-size-asian="12pt" style:font-style-asian="normal" style:font-weight-asian="normal" style:font-name-complex="Comic Sans MS" style:font-size-complex="12pt" style:font-style-complex="normal" style:font-weight-complex="normal" style:text-emphasize="none" style:text-overline-style="none" style:text-overline-color="font-color"/>
    </style:style>
    <style:style style:name="P30" style:family="paragraph" style:parent-style-name="Standard" style:list-style-name="">
      <style:paragraph-properties fo:margin-left="0cm" fo:margin-right="0cm" fo:margin-top="0cm" fo:margin-bottom="0cm" style:line-height-at-least="0.353cm" fo:text-align="start" style:justify-single-word="false" fo:text-indent="0cm" style:auto-text-indent="false" style:text-autospace="none" style:writing-mode="lr-tb"/>
      <style:text-properties fo:color="#000000" style:text-outline="false" style:text-line-through-style="none" style:font-name="Calibri" fo:font-size="12pt" fo:letter-spacing="normal" fo:font-style="normal" fo:text-shadow="none" style:text-underline-style="none" fo:font-weight="normal" style:letter-kerning="true" style:font-name-asian="Comic Sans MS" style:font-size-asian="12pt" style:font-style-asian="normal" style:font-weight-asian="normal" style:font-name-complex="Comic Sans MS" style:font-size-complex="12pt" style:font-style-complex="normal" style:font-weight-complex="normal" style:text-emphasize="none" style:text-overline-style="none" style:text-overline-color="font-color"/>
    </style:style>
    <style:style style:name="P31" style:family="paragraph" style:parent-style-name="Standard">
      <style:paragraph-properties fo:margin-left="1.251cm" fo:margin-right="0cm" fo:text-indent="0cm" style:auto-text-indent="false"/>
      <style:text-properties style:font-name="Calibri"/>
    </style:style>
    <style:style style:name="T1" style:family="text">
      <style:text-properties style:font-name="Calibri"/>
    </style:style>
    <style:style style:name="T2" style:family="text">
      <style:text-properties fo:color="#000000" fo:letter-spacing="normal" style:font-name-asian="Comic Sans MS" style:font-name-complex="Comic Sans M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PUNTES PHP:</text:p>
      <text:p text:style-name="P1">Una aplicación web de PHP está formada por ficheros HTML, JavaScript, CSS y PHP. El código de PHP puede diseñarse de dos maneras:</text:p>
      <text:list xml:id="list5212901485671796983" text:style-name="L1">
        <text:list-item>
          <text:p text:style-name="P10">Embebido dentro del HTML.</text:p>
        </text:list-item>
        <text:list-item>
          <text:p text:style-name="P10">Separando el código de apoyo a plantillas.</text:p>
        </text:list-item>
        <text:list-item>
          <text:p text:style-name="P10">Devolviendo exclusivamente datos (json, xml...)</text:p>
        </text:list-item>
      </text:list>
      <text:p text:style-name="P1"/>
      <text:p text:style-name="P1">Inserción de código PHP en HTML:</text:p>
      <text:list xml:id="list3919138345915414625" text:style-name="L2">
        <text:list-item>
          <text:p text:style-name="P11">La etiqueta &lt;? <text:s text:c="2"/><text:tab/>?&gt; <text:s text:c="2"/>→ Obsoleto</text:p>
        </text:list-item>
        <text:list-item>
          <text:p text:style-name="P11">La etiqueta &lt;?php <text:tab/>?&gt; → Forma recomendable actualmente</text:p>
        </text:list-item>
        <text:list-item>
          <text:p text:style-name="P11">Desaparecen en la versión 7.0 </text:p>
          <text:list>
            <text:list-item>
              <text:p text:style-name="P11">&lt;script language=”php”&gt; <text:tab/>&lt;/script&gt;</text:p>
            </text:list-item>
            <text:list-item>
              <text:p text:style-name="P11">&lt;%<text:tab/>%&gt;</text:p>
            </text:list-item>
          </text:list>
        </text:list-item>
      </text:list>
      <text:p text:style-name="P1"/>
      <text:p text:style-name="P1">Sintaxis básica:</text:p>
      <text:list xml:id="list7570396478686302286" text:style-name="L3">
        <text:list-item>
          <text:p text:style-name="P12">Todas las sentencias deben terminar en ;</text:p>
        </text:list-item>
        <text:list-item>
          <text:p text:style-name="P12">Los espacios en blaco, tabs y retornos de carro (enter) son ignorados.</text:p>
        </text:list-item>
        <text:list-item>
          <text:p text:style-name="P12">Es case sensitive</text:p>
        </text:list-item>
        <text:list-item>
          <text:p text:style-name="P12">Es interpretado</text:p>
        </text:list-item>
      </text:list>
      <text:p text:style-name="P1"/>
      <text:p text:style-name="P1">Comentarios:</text:p>
      <text:list xml:id="list7944782159163299271" text:style-name="L4">
        <text:list-item>
          <text:p text:style-name="P13">Se usa // o # para comentar hasta el final de la línea</text:p>
        </text:list-item>
        <text:list-item>
          <text:p text:style-name="P13">Multilínea: /* <text:tab/><text:tab/><text:tab/>*/</text:p>
        </text:list-item>
      </text:list>
      <text:p text:style-name="P1"/>
      <text:p text:style-name="P1">Para mandar texto al cliente se utiliza la sentencia echo:</text:p>
      <text:p text:style-name="P1"><text:tab/>&lt;?php echo “imprime esta cadena”;?&gt;</text:p>
      <text:p text:style-name="P1"/>
      <text:p text:style-name="P1">Tipos de datos:</text:p>
      <table:table table:name="Tabla1" table:style-name="Tabla1">
        <table:table-column table:style-name="Tabla1.A"/>
        <table:table-column table:style-name="Tabla1.B"/>
        <table:table-column table:style-name="Tabla1.C"/>
        <table:table-row>
          <table:table-cell table:style-name="Tabla1.A1" office:value-type="string">
            <text:p text:style-name="P2">Escalares</text:p>
          </table:table-cell>
          <table:table-cell table:style-name="Tabla1.A1" office:value-type="string">
            <text:p text:style-name="P2">Compuestos</text:p>
          </table:table-cell>
          <table:table-cell table:style-name="Tabla1.C1" office:value-type="string">
            <text:p text:style-name="P2">Especiales</text:p>
          </table:table-cell>
        </table:table-row>
        <table:table-row>
          <table:table-cell table:style-name="Tabla1.A2" office:value-type="string">
            <text:p text:style-name="P1">· boolean</text:p>
            <text:p text:style-name="P1">· integer</text:p>
            <text:p text:style-name="P1">· float o double</text:p>
            <text:p text:style-name="P1">· String</text:p>
          </table:table-cell>
          <table:table-cell table:style-name="Tabla1.A2" office:value-type="string">
            <text:p text:style-name="P1">· array</text:p>
            <text:p text:style-name="P1">· object</text:p>
            <text:p text:style-name="P1">· callable → utilizado para las funciones de <text:s text:c="4"/></text:p>
            <text:p text:style-name="P1"><text:s text:c="3"/>retorno</text:p>
            <text:p text:style-name="P1">· iterable → introducido en el 7.1 para el </text:p>
            <text:p text:style-name="P1"><text:s text:c="3"/>foreach</text:p>
          </table:table-cell>
          <table:table-cell table:style-name="Tabla1.C2" office:value-type="string">
            <text:p text:style-name="P1">Resource → recurso externo</text:p>
            <text:p text:style-name="P1">NULL</text:p>
          </table:table-cell>
        </table:table-row>
      </table:table>
      <text:p text:style-name="P1"/>
      <text:p text:style-name="P1">Las variables en php son de tipo débil, lo que quiere decir que pueden ir cambiando de valor en función de lo que se les asigne. El tipo de una variable se obtiene con la función gettype($variable);</text:p>
      <text:p text:style-name="P1"/>
      <text:p text:style-name="P1">Conversión de tipos:</text:p>
      <text:p text:style-name="P1"><text:tab/>$cantidad = 0;</text:p>
      <text:p text:style-name="P1"><text:tab/>$resultado = (double)$cantidad;</text:p>
      <text:p text:style-name="P1">La variable resultado obtiene el tipo double pero la variable cantidad no modifica su tipo.</text:p>
      <text:p text:style-name="P1">Las siguientes conversiones explícitas están permitidas: (int), (bool), (float), (double), (real), <text:s/>(string), (array), (object), (unset) → fuerza a null en php5.</text:p>
      <text:p text:style-name="P1">Se puede usar la función settype(mixed &amp;$variable, string $type);</text:p>
      <text:p text:style-name="P1"/>
      <text:p text:style-name="P1"/>
      <text:p text:style-name="P1"><text:soft-page-break/>Para determinar el tipo de una variable se usan las funciones: gettype(), is_array(), is_float(), is_int(), is_object() y is_string.</text:p>
      <text:p text:style-name="P1"/>
      <text:p text:style-name="P1">Para comprobar si una variable existe: bool isset(mixed var);</text:p>
      <text:p text:style-name="P1"/>
      <text:p text:style-name="P1">Comprobar si existe una variable y además está vacía: bool empty(mixed var);</text:p>
      <text:p text:style-name="P1"/>
      <text:p text:style-name="P1">Para suprimir una variable: void unset(mixed var);</text:p>
      <text:p text:style-name="P1"/>
      <text:p text:style-name="P1">Reinterpretar variables: toman una variable y la devuelven convertida al tipo apropiado:</text:p>
      <text:list xml:id="list775806501856218300" text:style-name="L5">
        <text:list-item>
          <text:p text:style-name="P14">int intval(mixed var);</text:p>
        </text:list-item>
        <text:list-item>
          <text:p text:style-name="P14">floar doublevar(mixed var);</text:p>
        </text:list-item>
        <text:list-item>
          <text:p text:style-name="P14">string strval(mixed var);</text:p>
        </text:list-item>
      </text:list>
      <text:p text:style-name="P1"/>
      <text:p text:style-name="P1">Contantes:</text:p>
      <text:p text:style-name="P1">Permiten almacenar valores escalares que no se podrán modificar en ningún punto del programa. A partir de php7 se pueden definir arrays constantes. La sintaxis es:</text:p>
      <text:list xml:id="list2482528001954937120" text:style-name="L6">
        <text:list-item>
          <text:p text:style-name="P15">define('constante',valor); → define('PRECIO',100);</text:p>
        </text:list-item>
        <text:list-item>
          <text:p text:style-name="P15">El nombre de las constantes se escribe en mayúsculas y se invocan sin el $.</text:p>
        </text:list-item>
        <text:list-item>
          <text:p text:style-name="P15">const PI = 3.14;</text:p>
        </text:list-item>
      </text:list>
      <text:p text:style-name="P1">Const no usa memoria y se sustituye en compilación, por lo que es más rápida.</text:p>
      <text:p text:style-name="P1"/>
      <text:p text:style-name="P1">Variables:</text:p>
      <text:p text:style-name="P1">Es un contenedor que nos permite almacenar un valor en la memoria del ordenador. PHP no requiere declarar las variables, si no que se adaptan al tipo del valor que se les pasa.</text:p>
      <text:p text:style-name="P1"/>
      <text:p text:style-name="P1">Nombrado de las variables:</text:p>
      <text:list xml:id="list10426012201225622" text:style-name="L7">
        <text:list-item>
          <text:p text:style-name="P16">Descriptivos: deben identificar el tipo de información que contienen.</text:p>
        </text:list-item>
        <text:list-item>
          <text:p text:style-name="P16">Longitud apropiada.</text:p>
        </text:list-item>
        <text:list-item>
          <text:p text:style-name="P16">No se pueden usar espacios, se usan _ o camelCase.</text:p>
        </text:list-item>
        <text:list-item>
          <text:p text:style-name="P16">No pueden empezar por números.</text:p>
        </text:list-item>
      </text:list>
      <text:p text:style-name="P1"/>
      <text:p text:style-name="P1">Asignación de variables:</text:p>
      <text:p text:style-name="P1">Las variables generalmente se asignan por valor, aunque hay veces que se asignan por referencia (dirección de memoria). Para asignarlas por referencia se utiliza el operador &amp;.</text:p>
      <text:p text:style-name="P1"><text:tab/>&lt;?php </text:p>
      <text:p text:style-name="P1"><text:tab/>$var1 = “bob”; <text:tab/>//Asigna el valor bob a $var1</text:p>
      <text:p text:style-name="P1"><text:tab/>$var2 = &amp;$var1;<text:tab/>//Referencia a $var1 mediante $var2</text:p>
      <text:p text:style-name="P1"><text:tab/>$var2 = “Mi nombre es variable2”<text:tab/><text:tab/>//Modifica la variable $var2</text:p>
      <text:p text:style-name="P1"><text:tab/>echo $var2;<text:tab/><text:tab/>//imprime “Mi nombre es variable2”</text:p>
      <text:p text:style-name="P1"><text:tab/>echo $var1;<text:tab/><text:tab/>//imprime “Mi nombre es variable2” pq $var1 tb se ha modificado.</text:p>
      <text:p text:style-name="P1"><text:tab/>?&gt;<text:tab/><text:tab/><text:tab/></text:p>
      <text:p text:style-name="P1"/>
      <text:p text:style-name="P1"/>
      <text:p text:style-name="P1"/>
      <text:p text:style-name="P1"/>
      <text:p text:style-name="P1"/>
      <text:p text:style-name="P1"/>
      <text:p text:style-name="P1"/>
      <text:p text:style-name="P1"><text:soft-page-break/>Variable de variables:</text:p>
      <text:p text:style-name="P1">Permiten cambiar el nombre de una variable de forma dinámica, para ello se utiliza el valor de una variable como nombre de otra:</text:p>
      <text:p text:style-name="P1"><text:tab/>$varname =”nombre”</text:p>
      <text:p text:style-name="P1"><text:tab/>$$varname = “Juan”</text:p>
      <text:p text:style-name="P1">Esto indica que $nombre = “Juan”. Aunque parezca confuso y de poca utilidad nos va a permitir utilizar bucles para procesar conjuntos de variables en lugar de enumerarlas una a una.</text:p>
      <text:p text:style-name="P1"/>
      <text:p text:style-name="P1">Ámbito de las variables:</text:p>
      <text:list xml:id="list3842014028035524941" text:style-name="L8">
        <text:list-item>
          <text:p text:style-name="P17">El concepto de ámbito hace referencia a los lugares del programa en los que una variable es visible. Las variables súperglobales son visibles desde cualquier lugar del programa ($GLOBALS, $_ENV_, $_SERVER, $_REQUEST, $_GET, $_POST, $_COOKIE, $_SESSION, $_FILES. </text:p>
        </text:list-item>
        <text:list-item>
          <text:p text:style-name="P17">Las variables globales resultan visibles en el bloque del código en el que han sido declaradas pero no dentro de las funciones.</text:p>
        </text:list-item>
        <text:list-item>
          <text:p text:style-name="P17">Variables de función: son visibles dentro de la función.</text:p>
        </text:list-item>
        <text:list-item>
          <text:p text:style-name="P17">Variables de función globales: hacen referencia a la variable global del mismo nombre. Se usa la palabra clave global para acceder dentro de una función a la variable externa con dicho nombre. Se puede usar el array $_GLOBALS en vez de global.</text:p>
        </text:list-item>
        <text:list-item>
          <text:p text:style-name="P17">Variables estáticas: mantienen su valor entre llamadas, sintaxis static.</text:p>
        </text:list-item>
      </text:list>
      <text:p text:style-name="P1"/>
      <text:p text:style-name="P1">Operadores:</text:p>
      <text:p text:style-name="P1">Son símbolos que representan una acción concreta que se realizará sobre variables o valores.</text:p>
      <text:list xml:id="list797323356733619016" text:style-name="L9">
        <text:list-item>
          <text:p text:style-name="P18">Aritméticos: </text:p>
          <text:list>
            <text:list-item>
              <text:p text:style-name="P18">Operaciones matemáticas: suma +, resta - , multipliación * , división / , módulo % , exponenciación **.</text:p>
            </text:list-item>
          </text:list>
        </text:list-item>
        <text:list-item>
          <text:p text:style-name="P18">Asignación: asigna el valor a la variable de la izquierda, símbolo =.</text:p>
          <text:list>
            <text:list-item>
              <text:p text:style-name="P18">$a+=5; → es igual que a=a+5</text:p>
            </text:list-item>
            <text:list-item>
              <text:p text:style-name="P18">$b*=6; → es igual que <text:s/>b= b*6</text:p>
            </text:list-item>
          </text:list>
        </text:list-item>
        <text:list-item>
          <text:p text:style-name="P18">Incremento y decremento: (++,--) </text:p>
          <text:list>
            <text:list-item>
              <text:p text:style-name="P18">Si el operador precede a la variable primero modifica el valor de la variable y después lo utiliza (pre-incremento/decremento). </text:p>
            </text:list-item>
            <text:list-item>
              <text:p text:style-name="P18">Si el operador va detrás de la variable primero utiliza el valor y luego lo modifica (post-incremento/decremento).</text:p>
            </text:list-item>
          </text:list>
        </text:list-item>
        <text:list-item>
          <text:p text:style-name="P18">Comparación: permiten evaluar si cumple una condición entre dos valores devolviendo un booleano en función de la comparación.</text:p>
          <text:list>
            <text:list-item>
              <text:p text:style-name="P18">Igual (==): mismo valor, <text:s/>idéntico (===): mismo valor y tipo, (!=, &lt;&gt;): distinto, (&lt;) menor, (&gt;) mayor, (&lt;=) menor o igual, (&gt;=) mayor o igual, (&lt;=&gt;) barco de batalla php7+. </text:p>
            </text:list-item>
          </text:list>
        </text:list-item>
        <text:list-item>
          <text:p text:style-name="P18">Lógicos: permiten combinar los resultados de las condiciones y comparaciones: NOT(!), AND (&amp;&amp;, and), OR (||,or), </text:p>
          <text:list>
            <text:list-item>
              <text:p text:style-name="P18">bit a bit: permiten tratar a un dato como una secuencia de bits: NOT bit a bit (~). AND bit a bit (&amp;), OR bit a bit ( | ), XOR bit a bit (^), desplazamiento a la izquierda (&lt;&lt;), desplazamiento a la derecha (&gt;&gt;).</text:p>
            </text:list-item>
          </text:list>
        </text:list-item>
        <text:list-item>
          <text:p text:style-name="P18">Concatenación: se utiliza un punto ( . ).</text:p>
        </text:list-item>
        <text:list-item>
          <text:p text:style-name="P18">Referencia: Permite asociar el valor de una variable a otra de manera que si se modifica el valor de la segunda varibla, la primera también se modifica. Hay que pensar en ellas como alias, no como punteros.</text:p>
        </text:list-item>
      </text:list>
      <text:p text:style-name="P1"/>
      <text:list xml:id="list31250796" text:continue-numbering="true" text:style-name="L9">
        <text:list-item>
          <text:p text:style-name="P18"><text:soft-page-break/>Otros: </text:p>
          <text:list>
            <text:list-item>
              <text:p text:style-name="P18">Ternarios: su uso es similar al de la estructura if-else condicion ? </text:p>
              <text:list>
                <text:list-item>
                  <text:p text:style-name="P18">($nota&gt;=5?'Aprovado' : 'Suspenso');</text:p>
                </text:list-item>
              </text:list>
            </text:list-item>
            <text:list-item>
              <text:p text:style-name="P18">Fusión del null (??): Devuelve de izq a drcha el primer operador que exista, es la combinación del termanio más isset(). Nuevo en php7.</text:p>
            </text:list-item>
            <text:list-item>
              <text:p text:style-name="P18">Ejecución: permite ejecutar comandos del sistema operativo, para ello se coloca el comando entre dos acentos graves ( ´ ).</text:p>
              <text:list>
                <text:list-item>
                  <text:p text:style-name="P18">$out = ´dir c:´;</text:p>
                </text:list-item>
                <text:list-item>
                  <text:p text:style-name="P18">echo '&lt;pre&gt;'. $out.'&lt;/pre&gt;';</text:p>
                </text:list-item>
              </text:list>
            </text:list-item>
            <text:list-item>
              <text:p text:style-name="P18">Supresión de error: permite eliminar los avisos de error que se pueden generar al ejecutar el código: $a=@(5/0); → No se mostrará el error de dividir entre 0.</text:p>
            </text:list-item>
            <text:list-item>
              <text:p text:style-name="P18">instanceof: determinar si un objeto pertenece a una clase:</text:p>
              <text:list>
                <text:list-item>
                  <text:p text:style-name="P18">$varObj instanceof className;</text:p>
                </text:list-item>
              </text:list>
            </text:list-item>
          </text:list>
        </text:list-item>
      </text:list>
      <text:p text:style-name="P1"/>
      <text:p text:style-name="P1">Acceso a las variables súperglobales:</text:p>
      <text:p text:style-name="P1">Están presentes en todos los ámbitos del programa PHP y recogen información valiosa para el programa.</text:p>
      <text:list xml:id="list3814278688119832949" text:style-name="L10">
        <text:list-item>
          <text:p text:style-name="P19">$_GET['nombre_etiqueta]: Accedemos a los datos mandados desde los formularios mediante el método GET después de un submit.</text:p>
        </text:list-item>
        <text:list-item>
          <text:p text:style-name="P19">$_POST['nombre_etiqueta]: Accedemos a los datos mandados desde los forms mediante el método POST después de un submit.</text:p>
        </text:list-item>
        <text:list-item>
          <text:p text:style-name="P19">$_REQUEST['nombre_etiqueta]: Accedemos a los datos mandados desde los forms mediante GET o POST después de un submit.</text:p>
        </text:list-item>
      </text:list>
      <text:p text:style-name="P5">&lt;?php</text:p>
      <text:p text:style-name="P5">$nombre= $_REQUEST['nombre'];</text:p>
      <text:p text:style-name="P5">$apellidos = $_REQUEST['apellidos'];</text:p>
      <text:p text:style-name="P5">echo “Bienvenido, $nombre $apellidos”;</text:p>
      <text:p text:style-name="P5">?&gt;</text:p>
      <text:p text:style-name="P4"/>
      <text:p text:style-name="P31">Los métodos que hemos visto funcionan correctamente para controles de tipo text, number, select y radio. En el caso de checkbox y button los valores sólo se envían en caso de ser seleccionados y por tanto en necesario hacer una comprobación antes de recoger el valor mediante isset o filter_has_var.</text:p>
      <text:p text:style-name="P5">&lt;?php</text:p>
      <text:p text:style-name="P5">$check = isset($_REQUEST['nm'])? “no pulsado”; <text:s/>//Nuevo en php7</text:p>
      <text:p text:style-name="P5"/>
      <text:p text:style-name="P5">$check = “No pulsado”;</text:p>
      <text:p text:style-name="P5">if (filter_has_var($_POST['nm'])) $check = $_POST['nm'];</text:p>
      <text:p text:style-name="P5">?&gt;</text:p>
      <text:p text:style-name="P3"/>
      <text:list xml:id="list4860316451026435267" text:style-name="L11">
        <text:list-item>
          <text:p text:style-name="P20">$_GLOBALS: Todas las variables globales.</text:p>
        </text:list-item>
        <text:list-item>
          <text:p text:style-name="P20">$_SERVER: Acceso a los datos del servidor.</text:p>
        </text:list-item>
        <text:list-item>
          <text:p text:style-name="P20">$_FILES: Acceso a los ficheros enviados desde los clientes en los forms.</text:p>
        </text:list-item>
        <text:list-item>
          <text:p text:style-name="P20">$_COOKIE: Cookies enviadas por el cliente.</text:p>
        </text:list-item>
        <text:list-item>
          <text:p text:style-name="P20">$_SESSION: Datos de sesión.</text:p>
        </text:list-item>
      </text:list>
      <text:p text:style-name="P1"/>
      <text:p text:style-name="P1"/>
      <text:p text:style-name="P1"/>
      <text:p text:style-name="P1"><text:soft-page-break/>Sentencias del lenguaje:</text:p>
      <text:list xml:id="list8773104806595991631" text:style-name="L12">
        <text:list-item>
          <text:p text:style-name="P21">If:</text:p>
        </text:list-item>
      </text:list>
      <text:p text:style-name="P5">if ($nota &gt;=5) {</text:p>
      <text:p text:style-name="P5"><text:tab/>echo “&lt;p style = 'color : blue'&gt;;</text:p>
      <text:p text:style-name="P5"><text:tab/>echo “Aprobado&lt;/p&gt;”;</text:p>
      <text:p text:style-name="P5">} else {</text:p>
      <text:p text:style-name="P5"><text:tab/>echo “&lt;p style = 'color : red'&gt;;</text:p>
      <text:p text:style-name="P5"><text:tab/>echo “Suspenso&lt;/p&gt;”;</text:p>
      <text:p text:style-name="P5">}</text:p>
      <text:p text:style-name="P4">-----------------------------------------------------------------------------------------------------------------------------------</text:p>
      <text:p text:style-name="P6">if ( $nota &gt;= 9 ) {</text:p>
      <text:p text:style-name="P7"><text:tab/><text:span text:style-name="T2">echo “Sobresaliente&lt;br/&gt;”;</text:span></text:p>
      <text:p text:style-name="P6">} elseif ( $nota &gt;= 7 ) {</text:p>
      <text:p text:style-name="P7"><text:tab/><text:span text:style-name="T2">echo “Notable&lt;br/&gt;”;</text:span></text:p>
      <text:p text:style-name="P6">} elseif ( $nota &gt;= 5 ) {</text:p>
      <text:p text:style-name="P7"><text:tab/><text:span text:style-name="T2">echo “Aprobado&lt;br/&gt;”;</text:span></text:p>
      <text:p text:style-name="P6">} else {</text:p>
      <text:p text:style-name="P7"><text:tab/><text:span text:style-name="T2">echo “Suspenso&lt;br/&gt;”;</text:span></text:p>
      <text:p text:style-name="P6">}</text:p>
      <text:p text:style-name="P5"/>
      <text:list xml:id="list31234164" text:continue-numbering="true" text:style-name="L12">
        <text:list-item>
          <text:p text:style-name="P21">Switch: </text:p>
        </text:list-item>
      </text:list>
      <text:p text:style-name="P5">switch ($nota){</text:p>
      <text:p text:style-name="P8">case 10:</text:p>
      <text:p text:style-name="P8">case 9:</text:p>
      <text:p text:style-name="P8"><text:tab/>echo “sobresaliente”&lt;br/&gt;”;</text:p>
      <text:p text:style-name="P5"><text:tab/><text:tab/>break;</text:p>
      <text:p text:style-name="P5"><text:tab/>case 8:</text:p>
      <text:p text:style-name="P5"><text:tab/>case 7:</text:p>
      <text:p text:style-name="P5"><text:tab/><text:tab/>echo “Notable&lt;br/&gt;”;</text:p>
      <text:p text:style-name="P5"><text:tab/><text:tab/>break;</text:p>
      <text:p text:style-name="P5"><text:tab/>case 6:</text:p>
      <text:p text:style-name="P5"><text:tab/>case 5:</text:p>
      <text:p text:style-name="P5"><text:tab/><text:tab/>echo “Aprovado&lt;br/&gt;;</text:p>
      <text:p text:style-name="P5"><text:tab/><text:tab/>break;</text:p>
      <text:p text:style-name="P5"><text:tab/>defaul: </text:p>
      <text:p text:style-name="P5"><text:tab/><text:tab/>echo “Suspenso&lt;br/&gt;;</text:p>
      <text:p text:style-name="P5">}</text:p>
      <text:list xml:id="list31259729" text:continue-numbering="true" text:style-name="L12">
        <text:list-item>
          <text:p text:style-name="P21">Bucles:</text:p>
        </text:list-item>
      </text:list>
      <text:p text:style-name="P5">for ($i =0 ; $i&lt;=10; $i++){</text:p>
      <text:p text:style-name="P5"><text:tab/>echo “i=$i&lt;br/&gt;;</text:p>
      <text:p text:style-name="P5">}</text:p>
      <text:p text:style-name="P4"/>
      <text:p text:style-name="P4">Podemos usar un bucle for con las variables de tipo vriable para procesar varios campos de un formulario En este caso los campos del form se deberán llamar nombre1, nombre2.. Y así hasta el número indicado en $numnombres:</text:p>
      <text:p text:style-name="P5">for ($i=1; $i&lt;=$numnombres; $i++){</text:p>
      <text:p text:style-name="P5"><text:tab/>$temp = “nombres$i”;</text:p>
      <text:p text:style-name="P5"><text:tab/>echo “$$temp&lt;br/&gt;”;</text:p>
      <text:p text:style-name="P5">}</text:p>
      <text:p text:style-name="P4"><text:soft-page-break/>Para recoger sólo los valores del array: </text:p>
      <text:p text:style-name="P4"><text:tab/>$array = array (1,2,3,4);</text:p>
      <text:p text:style-name="P4"><text:tab/>foreach ($array as &amp;$valor){</text:p>
      <text:p text:style-name="P4"><text:tab/><text:tab/>$valor = $valor * 2;</text:p>
      <text:p text:style-name="P4"><text:tab/>}</text:p>
      <text:p text:style-name="P4"/>
      <text:p text:style-name="P4">Para recoger los valores y claver del array:</text:p>
      <text:p text:style-name="P4"><text:tab/>foreach ($array as $clave =&gt; $valor){</text:p>
      <text:p text:style-name="P4"><text:tab/><text:tab/>echo “{$clave} =&gt; {$valor}”;</text:p>
      <text:p text:style-name="P4"><text:tab/><text:tab/>print_r($array);</text:p>
      <text:p text:style-name="P4"><text:tab/>}</text:p>
      <text:p text:style-name="P4"/>
      <text:list xml:id="list8497688774827260574" text:style-name="L13">
        <text:list-item>
          <text:p text:style-name="P22">While:</text:p>
        </text:list-item>
      </text:list>
      <text:p text:style-name="P1"><text:tab/><text:tab/>$num =1 ;</text:p>
      <text:p text:style-name="P1"><text:tab/><text:tab/>while ($num&lt;=10){</text:p>
      <text:p text:style-name="P1"><text:tab/><text:tab/><text:tab/>echo $num++ . ”&lt;br/&gt;”;</text:p>
      <text:p text:style-name="P1"><text:tab/><text:tab/>}</text:p>
      <text:p text:style-name="P1">-----------------------------------------------------------------------------------------------------------------------------------</text:p>
      <text:p text:style-name="P1"><text:tab/><text:tab/>$num = 100;</text:p>
      <text:p text:style-name="P1"><text:tab/><text:tab/>do {</text:p>
      <text:p text:style-name="P1"><text:tab/><text:tab/><text:tab/>echo &amp;num . “&lt;br/&gt;”;</text:p>
      <text:p text:style-name="P1"><text:tab/><text:tab/><text:tab/>$num = $num-10;</text:p>
      <text:p text:style-name="P1"><text:tab/><text:tab/>} while ($num&lt;10);</text:p>
      <text:p text:style-name="P1"/>
      <text:p text:style-name="P1">Ruptura de la secuencia: </text:p>
      <text:list xml:id="list7290548574623370854" text:style-name="L14">
        <text:list-item>
          <text:p text:style-name="P23">break;</text:p>
        </text:list-item>
        <text:list-item>
          <text:p text:style-name="P23">continue;</text:p>
        </text:list-item>
        <text:list-item>
          <text:p text:style-name="P23">exit;</text:p>
          <text:p text:style-name="P23"/>
        </text:list-item>
      </text:list>
      <text:p text:style-name="P1">Sintaxis alternativa:</text:p>
      <text:p text:style-name="P1">Para todas las extructuras de control que hemos visto hay una sintaxis alternativa que consiste en sustituir la llava de apertura { por dos puntos : y la llave de cierre } por la sentencia end correspondiente: endif, endswitch, endwhile, endfor o endforeach:</text:p>
      <text:p text:style-name="P1"><text:tab/>if ($cantidad == 0):</text:p>
      <text:p text:style-name="P1"><text:tab/><text:tab/>echo “no ha introducido la cantidad”;</text:p>
      <text:p text:style-name="P1"><text:tab/><text:tab/>exit;</text:p>
      <text:p text:style-name="P1"><text:tab/>endif;</text:p>
      <text:p text:style-name="P1"/>
      <text:p text:style-name="P1">Arrays:</text:p>
      <text:p text:style-name="P1">Una matriz o un array es una estructura que permite almacenar una colección de daos de cualquiera de los tipos básicos o incluso otra matriz (matriz multidimensional → array de arrays.</text:p>
      <text:p text:style-name="P1">Para acceder a los elementos del array se usa un índice que puede ser numéricos (array indexado numéricamente) o una cadena de texto (matriz asociativa). Además, PHP, permite que los elementos del array puedan ser de tipos diferentes. Para acceder a un array usaremos la notación [] o {} indistintamente.</text:p>
      <text:p text:style-name="P1"/>
      <text:p text:style-name="P1"/>
      <text:p text:style-name="P1"/>
      <text:p text:style-name="P1"/>
      <text:list xml:id="list1605294973091778504" text:style-name="L15">
        <text:list-item>
          <text:p text:style-name="P24"><text:soft-page-break/>Matriz indexada numéricamente:</text:p>
          <text:p text:style-name="P24">Cada elemento de la matriz es accedido mediante un índice numérico que comienza en 0.</text:p>
          <text:p text:style-name="P24">→ Cuando se usa la función array puede crearse vacía y luego ir rellenando los valores</text:p>
          <text:p text:style-name="P24">Sintaxis: $alumnos = array();</text:p>
          <text:p text:style-name="P24">→ Se puede crear el array asignandole diréctamente los valores:</text:p>
          <text:p text:style-name="P24">Sintaxis: $alumnos = array ('Ana', 'Juan', 'Pedro');</text:p>
          <text:p text:style-name="P24">→ Crear matrices con una secuencia ascendente de números o caracteres: función range() <text:s/>Sintaxis: array range(inicio,fin[,incremento]);</text:p>
          <text:list>
            <text:list-header>
              <text:p text:style-name="P24">$numeros = range(1,100,5);</text:p>
              <text:p text:style-name="P24">$letras = range('a','z');</text:p>
              <text:p text:style-name="P24"/>
            </text:list-header>
            <text:list-item>
              <text:p text:style-name="P26"><text:span text:style-name="T1">Conocer el número de elementos del array: count(), sizeof():</text:span></text:p>
              <text:list>
                <text:list-header>
                  <text:p text:style-name="P26"><text:span text:style-name="T1">for ($i=0; <text:s/>i &lt; countof($numeros); i++){</text:span></text:p>
                  <text:list>
                    <text:list-header>
                      <text:p text:style-name="P26"><text:span text:style-name="T1">echo $numeros[$i] . “&lt;br/&gt;”;</text:span></text:p>
                    </text:list-header>
                  </text:list>
                  <text:p text:style-name="P26"><text:span text:style-name="T1">}</text:span></text:p>
                </text:list-header>
              </text:list>
            </text:list-item>
            <text:list-item>
              <text:p text:style-name="P26"><text:span text:style-name="T1">Otra alternativa para recorrer los arrays es el bucle foreach, que recorrerá la matriz de principio a fin sin tener en cuenta el números de elementos.</text:span></text:p>
              <text:list>
                <text:list-header>
                  <text:p text:style-name="P26"><text:span text:style-name="T1">foreach($numeros as $valor){echo “$valor &lt;br/&gt;”;}</text:span></text:p>
                  <text:p text:style-name="P26"><text:span text:style-name="T1"/></text:p>
                  <text:p text:style-name="P26"><text:span text:style-name="T1">foreach ($numeros as $clave =&gt; $valor){</text:span></text:p>
                  <text:list>
                    <text:list-header>
                      <text:p text:style-name="P26"><text:span text:style-name="T1">echo “numeros[$clave] = $valor &lt;br/&gt;”;</text:span></text:p>
                    </text:list-header>
                  </text:list>
                  <text:p text:style-name="P26"><text:span text:style-name="T1">}</text:span></text:p>
                </text:list-header>
              </text:list>
            </text:list-item>
            <text:list-item>
              <text:p text:style-name="P26"><text:span text:style-name="T1">Si queremos modificar el contenido del array dentro de un bucle foreach hemos de utilizar la referencia a los elementos (&amp;):</text:span></text:p>
              <text:p text:style-name="P26"><text:span text:style-name="T1">$numeros = array (1,2,3,4);</text:span></text:p>
              <text:p text:style-name="P26"><text:span text:style-name="T1">foreach ($numeros <text:s/>as &amp;$valor) { $valor = $valor*2;}</text:span></text:p>
              <text:p text:style-name="P26"><text:span text:style-name="T1">unset($valor);</text:span></text:p>
              <text:p text:style-name="P26"><text:span text:style-name="T1"/></text:p>
            </text:list-item>
          </text:list>
          <text:p text:style-name="P24"/>
        </text:list-item>
        <text:list-item>
          <text:p text:style-name="P24">Matrix asociativa:</text:p>
          <text:p text:style-name="P24">Permite establecer un nombre para cada una de las posiciones del array, de manera que a la hora de acceder a un elemento utilicemos ese nombre en lugar de la posición que ocupa.</text:p>
          <text:list>
            <text:list-header>
              <text:p text:style-name="P24">$capitales['España'] = “Madrid”;</text:p>
              <text:p text:style-name="P24">$capitales['Francia'] = “Paris”;</text:p>
              <text:p text:style-name="P24">$capitales['Italia'] = “Roma”;</text:p>
            </text:list-header>
          </text:list>
        </text:list-item>
      </text:list>
      <text:p text:style-name="P1"/>
      <text:p text:style-name="P1"><text:tab/>Utilizando el array():</text:p>
      <text:p text:style-name="P1"><text:tab/><text:tab/>$capitales = array(“España” =&gt; “Madrid”, “Francia” =&gt; “Paris”, “Italia” =&gt; “Roma”);</text:p>
      <text:p text:style-name="P1"><text:tab/></text:p>
      <text:p text:style-name="P1"><text:tab/>Para recorrer una matriz asociativa podemos usar el bucle foreach o las funciones each() y <text:tab/>list():</text:p>
      <text:p text:style-name="P1"/>
      <text:p text:style-name="P1"><text:tab/>→ list():</text:p>
      <text:p text:style-name="P1"><text:tab/><text:tab/>reset($capitales);</text:p>
      <text:p text:style-name="P1"><text:tab/><text:tab/>while (list($pais, $cap) = each ($capitales)){</text:p>
      <text:p text:style-name="P1"><text:tab/><text:tab/><text:tab/>echo “$pais: $cap &lt;br/&gt;”;</text:p>
      <text:p text:style-name="P1"><text:tab/><text:tab/>}</text:p>
      <text:p text:style-name="P1"><text:tab/>· La función reset() se utiliza para rebobinar el puntero interno del array al primer elemento</text:p>
      <text:p text:style-name="P1"/>
      <text:p text:style-name="P1"><text:soft-page-break/><text:tab/>→ foreach():</text:p>
      <text:p text:style-name="P1"><text:tab/><text:tab/>foreach ($capitales as $clave =&gt; $valor){</text:p>
      <text:p text:style-name="P1"><text:tab/><text:tab/><text:tab/>echo: “$clave: $valor &lt;br/&gt;;</text:p>
      <text:p text:style-name="P1"><text:tab/><text:tab/>}</text:p>
      <text:p text:style-name="P1"/>
      <text:p text:style-name="P1"><text:tab/>→ each():</text:p>
      <text:p text:style-name="P1"><text:tab/><text:tab/>while ($elemento = each ($capitales)) { <text:s text:c="3"/>//devuelve el elemento</text:p>
      <text:p text:style-name="P1"><text:tab/><text:tab/><text:tab/>echo $elemento['key'] . ” : ” ;</text:p>
      <text:p text:style-name="P1"><text:tab/><text:tab/><text:tab/>echo $elemento['value'] . “&lt;br/&gt;”;</text:p>
      <text:p text:style-name="P1"><text:tab/><text:tab/>}</text:p>
      <text:p text:style-name="P1"/>
      <text:list xml:id="list8032106936087908493" text:style-name="L16">
        <text:list-item>
          <text:p text:style-name="P25">Matriz multidimensional:</text:p>
          <text:list>
            <text:list-item>
              <text:list>
                <text:list-item>
                  <text:list>
                    <text:list-item>
                      <text:list>
                        <text:list-item>
                          <text:list>
                            <text:list-header>
                              <text:p text:style-name="P29"><text:s/><text:tab/>$alumnos = array (</text:p>
                            </text:list-header>
                          </text:list>
                        </text:list-item>
                      </text:list>
                    </text:list-item>
                  </text:list>
                </text:list-item>
              </text:list>
            </text:list-item>
          </text:list>
        </text:list-item>
      </text:list>
      <text:p text:style-name="P30"><text:tab/><text:tab/>array ( “Ana”, “Sánchez”, “DAW1”, 949123123 ),</text:p>
      <text:p text:style-name="P30"><text:tab/><text:tab/>array ( “Javier”, “Pérez”, “ASIR2”, 949321321 ),</text:p>
      <text:p text:style-name="P30"><text:tab/><text:tab/>array ( “Carlos”, “Sanz”, “SMR1”, 949222333 )</text:p>
      <text:p text:style-name="P30"><text:tab/>);</text:p>
      <text:p text:style-name="P30"><text:tab/>Para acceder a un elemento necesitaremos dos índices: $alumnos[1][2] → ésto indicará la <text:tab/>fila [1], que para nosotros sería la 2 (la de javier), la columna 2, que para nosotros sería la 3 <text:tab/>(el curso): ASIR2.</text:p>
      <text:p text:style-name="P30"/>
      <text:list xml:id="list31238946" text:continue-numbering="true" text:style-name="L16">
        <text:list-item>
          <text:p text:style-name="P2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Comic Sans MS" svg:font-family="'Comic Sans MS'" style:font-family-generic="script"/>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Objeto_20_no_20_tiene_20_relleno_20_o_20_lineas" style:display-name="Objeto no tiene relleno o lineas"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left="0cm" fo:margin-right="0cm" fo:text-indent="0.6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style>
    <style:style style:name="Encabezado2" style:family="paragraph" style:parent-style-name="Standard">
      <style:paragraph-properties fo:margin-top="0.42cm" fo:margin-bottom="0.21cm"/>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top="0cm" fo:margin-bottom="0.499cm" fo:text-align="start" style:justify-single-word="false" style:text-autospace="none" style:writing-mode="lr-tb"/>
      <style:text-properties fo:color="#000000" style:text-outline="false" style:text-line-through-style="none" style:font-name="Arial" fo:font-size="32pt" fo:letter-spacing="normal"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fo:margin-top="0cm" fo:margin-bottom="0.4cm"/>
      <style:text-properties fo:font-size="24pt" style:font-size-asian="24pt" style:font-size-complex="24pt"/>
    </style:style>
    <style:style style:name="Predeterminado_7e_LT_7e_Gliederung_20_3" style:display-name="Predeterminado~LT~Gliederung 3" style:family="paragraph" style:parent-style-name="Predeterminado_7e_LT_7e_Gliederung_20_2">
      <style:paragraph-properties fo:margin-top="0cm" fo:margin-bottom="0.3cm"/>
      <style:text-properties fo:font-size="20pt" style:font-size-asian="20pt" style:font-size-complex="20pt"/>
    </style:style>
    <style:style style:name="Predeterminado_7e_LT_7e_Gliederung_20_4" style:display-name="Predeterminado~LT~Gliederung 4" style:family="paragraph" style:parent-style-name="Predeterminado_7e_LT_7e_Gliederung_20_3">
      <style:paragraph-properties fo:margin-top="0cm" fo:margin-bottom="0.199cm"/>
    </style:style>
    <style:style style:name="Predeterminado_7e_LT_7e_Gliederung_20_5" style:display-name="Predeterminado~LT~Gliederung 5" style:family="paragraph" style:parent-style-name="Predeterminado_7e_LT_7e_Gliederung_20_4">
      <style:paragraph-properties fo:margin-top="0cm" fo:margin-bottom="0.101cm"/>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text-align="start" style:justify-single-word="false" style:text-autospace="none" style:writing-mode="lr-tb"/>
      <style:text-properties fo:color="#000000" style:text-outline="false" style:text-line-through-style="none" style:font-name="Arial" fo:font-size="44pt" fo:letter-spacing="normal"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Predeterminado_7e_LT_7e_Untertitel" style:display-name="Predeterminado~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fo:margin-left="0.6cm" fo:margin-right="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style:text-autospace="none"/>
      <style:text-properties style:letter-kerning="true"/>
    </style:style>
    <style:style style:name="Predeterminado_7e_LT_7e_Hintergrund" style:display-name="Predeterminado~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Arial" fo:font-size="18pt" style:letter-kerning="true" style:font-name-asian="Arial" style:font-size-asian="18pt" style:font-name-complex="Ari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start" style:justify-single-word="false" style:text-autospace="none" style:writing-mode="lr-tb"/>
      <style:text-properties fo:color="#000000" style:text-outline="false" style:text-line-through-style="none" style:font-name="Arial" fo:font-size="44pt" fo:letter-spacing="normal"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style:text-autospace="none"/>
      <style:text-properties style:letter-kerning="true"/>
    </style:style>
    <style:style style:name="Notas" style:family="paragraph">
      <style:paragraph-properties fo:margin-left="0.6cm" fo:margin-right="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text-overline-style="none" style:text-overline-color="font-color"/>
    </style:style>
    <style:style style:name="Esquema_20_1" style:display-name="Esquema 1" style:family="paragraph">
      <style:paragraph-properties fo:margin-top="0cm" fo:margin-bottom="0.499cm" fo:text-align="start" style:justify-single-word="false" style:text-autospace="none" style:writing-mode="lr-tb"/>
      <style:text-properties fo:color="#000000" style:text-outline="false" style:text-line-through-style="none" style:font-name="Arial" fo:font-size="32pt" fo:letter-spacing="normal"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cm" fo:margin-bottom="0.4cm"/>
      <style:text-properties fo:font-size="24pt" style:font-size-asian="24pt" style:font-size-complex="24pt"/>
    </style:style>
    <style:style style:name="Esquema_20_3" style:display-name="Esquema 3" style:family="paragraph" style:parent-style-name="Esquema_20_2">
      <style:paragraph-properties fo:margin-top="0cm" fo:margin-bottom="0.3cm"/>
      <style:text-properties fo:font-size="20pt" style:font-size-asian="20pt" style:font-size-complex="20pt"/>
    </style:style>
    <style:style style:name="Esquema_20_4" style:display-name="Esquema 4" style:family="paragraph" style:parent-style-name="Esquema_20_3">
      <style:paragraph-properties fo:margin-top="0cm" fo:margin-bottom="0.199cm"/>
    </style:style>
    <style:style style:name="Esquema_20_5" style:display-name="Esquema 5" style:family="paragraph" style:parent-style-name="Esquema_20_4">
      <style:paragraph-properties fo:margin-top="0cm" fo:margin-bottom="0.101cm"/>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Predeterminado_20_1_7e_LT_7e_Gliederung_20_1" style:display-name="Predeterminado 1~LT~Gliederung 1" style:family="paragraph">
      <style:paragraph-properties fo:margin-top="0cm" fo:margin-bottom="0.499cm" fo:text-align="start" style:justify-single-word="false" style:text-autospace="none" style:writing-mode="lr-tb"/>
      <style:text-properties fo:color="#000000" style:text-outline="false" style:text-line-through-style="none" style:font-name="Arial" fo:font-size="32pt" fo:letter-spacing="normal"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text-overline-style="none" style:text-overline-color="font-color"/>
    </style:style>
    <style:style style:name="Predeterminado_20_1_7e_LT_7e_Gliederung_20_2" style:display-name="Predeterminado 1~LT~Gliederung 2" style:family="paragraph" style:parent-style-name="Predeterminado_20_1_7e_LT_7e_Gliederung_20_1">
      <style:paragraph-properties fo:margin-top="0cm" fo:margin-bottom="0.4cm"/>
      <style:text-properties fo:font-size="24pt" style:font-size-asian="24pt" style:font-size-complex="24pt"/>
    </style:style>
    <style:style style:name="Predeterminado_20_1_7e_LT_7e_Gliederung_20_3" style:display-name="Predeterminado 1~LT~Gliederung 3" style:family="paragraph" style:parent-style-name="Predeterminado_20_1_7e_LT_7e_Gliederung_20_2">
      <style:paragraph-properties fo:margin-top="0cm" fo:margin-bottom="0.3cm"/>
      <style:text-properties fo:font-size="20pt" style:font-size-asian="20pt" style:font-size-complex="20pt"/>
    </style:style>
    <style:style style:name="Predeterminado_20_1_7e_LT_7e_Gliederung_20_4" style:display-name="Predeterminado 1~LT~Gliederung 4" style:family="paragraph" style:parent-style-name="Predeterminado_20_1_7e_LT_7e_Gliederung_20_3">
      <style:paragraph-properties fo:margin-top="0cm" fo:margin-bottom="0.199cm"/>
    </style:style>
    <style:style style:name="Predeterminado_20_1_7e_LT_7e_Gliederung_20_5" style:display-name="Predeterminado 1~LT~Gliederung 5" style:family="paragraph" style:parent-style-name="Predeterminado_20_1_7e_LT_7e_Gliederung_20_4">
      <style:paragraph-properties fo:margin-top="0cm" fo:margin-bottom="0.101cm"/>
    </style:style>
    <style:style style:name="Predeterminado_20_1_7e_LT_7e_Gliederung_20_6" style:display-name="Predeterminado 1~LT~Gliederung 6" style:family="paragraph" style:parent-style-name="Predeterminado_20_1_7e_LT_7e_Gliederung_20_5"/>
    <style:style style:name="Predeterminado_20_1_7e_LT_7e_Gliederung_20_7" style:display-name="Predeterminado 1~LT~Gliederung 7" style:family="paragraph" style:parent-style-name="Predeterminado_20_1_7e_LT_7e_Gliederung_20_6"/>
    <style:style style:name="Predeterminado_20_1_7e_LT_7e_Gliederung_20_8" style:display-name="Predeterminado 1~LT~Gliederung 8" style:family="paragraph" style:parent-style-name="Predeterminado_20_1_7e_LT_7e_Gliederung_20_7"/>
    <style:style style:name="Predeterminado_20_1_7e_LT_7e_Gliederung_20_9" style:display-name="Predeterminado 1~LT~Gliederung 9" style:family="paragraph" style:parent-style-name="Predeterminado_20_1_7e_LT_7e_Gliederung_20_8"/>
    <style:style style:name="Predeterminado_20_1_7e_LT_7e_Titel" style:display-name="Predeterminado 1~LT~Titel" style:family="paragraph">
      <style:paragraph-properties fo:text-align="start" style:justify-single-word="false" style:text-autospace="none" style:writing-mode="lr-tb"/>
      <style:text-properties fo:color="#000000" style:text-outline="false" style:text-line-through-style="none" style:font-name="Arial" fo:font-size="44pt" fo:letter-spacing="normal"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Predeterminado_20_1_7e_LT_7e_Untertitel" style:display-name="Predeterminado 1~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text-overline-style="none" style:text-overline-color="font-color"/>
    </style:style>
    <style:style style:name="Predeterminado_20_1_7e_LT_7e_Notizen" style:display-name="Predeterminado 1~LT~Notizen" style:family="paragraph">
      <style:paragraph-properties fo:margin-left="0.6cm" fo:margin-right="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text-overline-style="none" style:text-overline-color="font-color"/>
    </style:style>
    <style:style style:name="Predeterminado_20_1_7e_LT_7e_Hintergrundobjekte" style:display-name="Predeterminado 1~LT~Hintergrundobjekte" style:family="paragraph">
      <style:paragraph-properties style:text-autospace="none"/>
      <style:text-properties style:letter-kerning="true"/>
    </style:style>
    <style:style style:name="Predeterminado_20_1_7e_LT_7e_Hintergrund" style:display-name="Predeterminado 1~LT~Hintergrund" style:family="paragraph">
      <style:paragraph-properties style:text-autospace="none"/>
      <style:text-properties style:letter-kerning="true"/>
    </style:style>
    <style:style style:name="WW-Título1" style:family="paragraph">
      <style:paragraph-properties fo:text-align="start" style:justify-single-word="false" style:text-autospace="none" style:writing-mode="lr-tb"/>
      <style:text-properties fo:color="#000000" style:text-outline="false" style:text-line-through-style="none" style:font-name="Arial" fo:font-size="44pt" fo:letter-spacing="normal"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aura martin</meta:initial-creator>
    <meta:creation-date>2020-09-25T13:10:11.05</meta:creation-date>
    <dc:date>2020-09-27T11:03:27.49</dc:date>
    <dc:creator>laura martin</dc:creator>
    <meta:editing-duration>PT3H32M51S</meta:editing-duration>
    <meta:editing-cycles>30</meta:editing-cycles>
    <meta:generator>OpenOffice/4.1.7$Win32 OpenOffice.org_project/417m1$Build-9800</meta:generator>
    <meta:document-statistic meta:table-count="1" meta:image-count="0" meta:object-count="0" meta:page-count="8" meta:paragraph-count="264" meta:word-count="2111" meta:character-count="12954"/>
  </office:meta>
</office:document-meta>
</file>